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" svg:font-family="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625in" fo:margin-left="-0.0208in" fo:margin-top="0.1in" fo:margin-bottom="0.1in" table:align="left" style:shadow="none" style:writing-mode="lr-tb"/>
    </style:style>
    <style:style style:name="Table1.A" style:family="table-column">
      <style:table-column-properties style:column-width="2.5208in"/>
    </style:style>
    <style:style style:name="Table1.B" style:family="table-column">
      <style:table-column-properties style:column-width="4.5417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background-color="#94bd5e" fo:padding="0.0597in" fo:border-left="0.15pt solid #5c8526" fo:border-right="none" fo:border-top="0.15pt solid #5c8526" fo:border-bottom="0.15pt solid #5c8526">
        <style:background-image/>
      </style:table-cell-properties>
    </style:style>
    <style:style style:name="Table1.B1" style:family="table-cell">
      <style:table-cell-properties style:vertical-align="middle" fo:background-color="#94bd5e" fo:padding="0.0597in" fo:border="0.15pt solid #5c8526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597in" fo:border-left="0.15pt solid #5c8526" fo:border-right="none" fo:border-top="none" fo:border-bottom="0.15pt solid #5c8526"/>
    </style:style>
    <style:style style:name="Table1.B2" style:family="table-cell">
      <style:table-cell-properties fo:padding="0.0597in" fo:border-left="0.15pt solid #5c8526" fo:border-right="0.15pt solid #5c8526" fo:border-top="none" fo:border-bottom="0.15pt solid #5c8526"/>
    </style:style>
    <style:style style:name="Table1.A3" style:family="table-cell">
      <style:table-cell-properties fo:padding="0.0597in" fo:border-left="0.15pt solid #5c8526" fo:border-right="none" fo:border-top="none" fo:border-bottom="0.15pt solid #5c8526"/>
    </style:style>
    <style:style style:name="Table1.B3" style:family="table-cell">
      <style:table-cell-properties fo:padding="0.0597in" fo:border-left="0.15pt solid #5c8526" fo:border-right="0.15pt solid #5c8526" fo:border-top="none" fo:border-bottom="0.15pt solid #5c8526"/>
    </style:style>
    <style:style style:name="Table1.A4" style:family="table-cell">
      <style:table-cell-properties fo:padding="0.0597in" fo:border-left="0.15pt solid #5c8526" fo:border-right="none" fo:border-top="none" fo:border-bottom="0.15pt solid #5c8526"/>
    </style:style>
    <style:style style:name="Table1.B4" style:family="table-cell">
      <style:table-cell-properties fo:padding="0.0597in" fo:border-left="0.15pt solid #5c8526" fo:border-right="0.15pt solid #5c8526" fo:border-top="none" fo:border-bottom="0.15pt solid #5c8526"/>
    </style:style>
    <style:style style:name="Table2" style:family="table">
      <style:table-properties style:width="7.0625in" fo:margin-left="-0.0208in" table:align="left" style:shadow="none" style:writing-mode="lr-tb"/>
    </style:style>
    <style:style style:name="Table2.A" style:family="table-column">
      <style:table-column-properties style:column-width="2.5208in"/>
    </style:style>
    <style:style style:name="Table2.B" style:family="table-column">
      <style:table-column-properties style:column-width="4.5417in"/>
    </style:style>
    <style:style style:name="Table2.1" style:family="table-row">
      <style:table-row-properties style:min-row-height="0.4in" fo:keep-together="auto"/>
    </style:style>
    <style:style style:name="Table2.A1" style:family="table-cell">
      <style:table-cell-properties style:vertical-align="middle" fo:background-color="#9999ff" fo:padding="0.0597in" fo:border-left="0.15pt solid #9966cc" fo:border-right="none" fo:border-top="0.15pt solid #9966cc" fo:border-bottom="0.15pt solid #9966cc">
        <style:background-image/>
      </style:table-cell-properties>
    </style:style>
    <style:style style:name="Table2.B1" style:family="table-cell">
      <style:table-cell-properties style:vertical-align="middle" fo:background-color="#9999ff" fo:padding="0.0597in" fo:border="0.15pt solid #9966cc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597in" fo:border-left="0.15pt solid #9966cc" fo:border-right="none" fo:border-top="none" fo:border-bottom="0.15pt solid #9966cc"/>
    </style:style>
    <style:style style:name="Table2.B2" style:family="table-cell">
      <style:table-cell-properties fo:padding="0.0597in" fo:border-left="0.15pt solid #9966cc" fo:border-right="0.15pt solid #9966cc" fo:border-top="none" fo:border-bottom="0.15pt solid #9966cc"/>
    </style:style>
    <style:style style:name="Table2.A3" style:family="table-cell">
      <style:table-cell-properties fo:padding="0.0597in" fo:border-left="0.15pt solid #9966cc" fo:border-right="none" fo:border-top="none" fo:border-bottom="0.15pt solid #9966cc"/>
    </style:style>
    <style:style style:name="Table2.B3" style:family="table-cell">
      <style:table-cell-properties fo:padding="0.0597in" fo:border-left="0.15pt solid #9966cc" fo:border-right="0.15pt solid #9966cc" fo:border-top="none" fo:border-bottom="0.15pt solid #9966cc"/>
    </style:style>
    <style:style style:name="Table2.A4" style:family="table-cell">
      <style:table-cell-properties fo:padding="0.0597in" fo:border-left="0.15pt solid #9966cc" fo:border-right="none" fo:border-top="none" fo:border-bottom="0.15pt solid #9966cc"/>
    </style:style>
    <style:style style:name="Table2.B4" style:family="table-cell">
      <style:table-cell-properties fo:padding="0.0597in" fo:border-left="0.15pt solid #9966cc" fo:border-right="0.15pt solid #9966cc" fo:border-top="none" fo:border-bottom="0.15pt solid #9966cc"/>
    </style:style>
    <style:style style:name="Table2.A5" style:family="table-cell">
      <style:table-cell-properties fo:padding="0.0597in" fo:border-left="0.15pt solid #9966cc" fo:border-right="none" fo:border-top="none" fo:border-bottom="0.15pt solid #9966cc"/>
    </style:style>
    <style:style style:name="Table2.B5" style:family="table-cell">
      <style:table-cell-properties fo:padding="0.0597in" fo:border-left="0.15pt solid #9966cc" fo:border-right="0.15pt solid #9966cc" fo:border-top="none" fo:border-bottom="0.15pt solid #9966cc"/>
    </style:style>
    <style:style style:name="Table2.A6" style:family="table-cell">
      <style:table-cell-properties fo:padding="0.0597in" fo:border-left="0.15pt solid #9966cc" fo:border-right="none" fo:border-top="none" fo:border-bottom="0.15pt solid #9966cc"/>
    </style:style>
    <style:style style:name="Table2.B6" style:family="table-cell">
      <style:table-cell-properties fo:padding="0.0597in" fo:border-left="0.15pt solid #9966cc" fo:border-right="0.15pt solid #9966cc" fo:border-top="none" fo:border-bottom="0.15pt solid #9966cc"/>
    </style:style>
    <style:style style:name="Table2.A7" style:family="table-cell">
      <style:table-cell-properties fo:padding="0.0597in" fo:border-left="0.15pt solid #9966cc" fo:border-right="none" fo:border-top="none" fo:border-bottom="0.15pt solid #9966cc"/>
    </style:style>
    <style:style style:name="Table2.B7" style:family="table-cell">
      <style:table-cell-properties fo:padding="0.0597in" fo:border-left="0.15pt solid #9966cc" fo:border-right="0.15pt solid #9966cc" fo:border-top="none" fo:border-bottom="0.15pt solid #9966cc"/>
    </style:style>
    <style:style style:name="Table3" style:family="table">
      <style:table-properties style:width="7.0521in" fo:margin-left="-0.0208in" table:align="left" style:shadow="none" style:writing-mode="lr-tb"/>
    </style:style>
    <style:style style:name="Table3.A" style:family="table-column">
      <style:table-column-properties style:column-width="2.5208in"/>
    </style:style>
    <style:style style:name="Table3.B" style:family="table-column">
      <style:table-column-properties style:column-width="4.5313in"/>
    </style:style>
    <style:style style:name="Table3.1" style:family="table-row">
      <style:table-row-properties style:min-row-height="0.4in" fo:keep-together="auto"/>
    </style:style>
    <style:style style:name="Table3.A1" style:family="table-cell">
      <style:table-cell-properties fo:background-color="#e6e64c" fo:padding="0.0597in" fo:border-left="0.15pt solid #808000" fo:border-right="none" fo:border-top="0.15pt solid #808000" fo:border-bottom="0.15pt solid #808000">
        <style:background-image/>
      </style:table-cell-properties>
    </style:style>
    <style:style style:name="Table3.B1" style:family="table-cell">
      <style:table-cell-properties fo:background-color="#e6e64c" fo:padding="0.0597in" fo:border="0.15pt solid #808000">
        <style:background-image/>
      </style:table-cell-properties>
    </style:style>
    <style:style style:name="Table3.2" style:family="table-row">
      <style:table-row-properties style:min-row-height="0.6771in" fo:keep-together="auto"/>
    </style:style>
    <style:style style:name="Table3.A2" style:family="table-cell">
      <style:table-cell-properties fo:padding="0.0597in" fo:border-left="0.15pt solid #808000" fo:border-right="none" fo:border-top="none" fo:border-bottom="0.15pt solid #808000"/>
    </style:style>
    <style:style style:name="Table3.B2" style:family="table-cell">
      <style:table-cell-properties fo:padding="0.0597in" fo:border-left="0.15pt solid #808000" fo:border-right="0.15pt solid #808000" fo:border-top="none" fo:border-bottom="0.15pt solid #808000"/>
    </style:style>
    <style:style style:name="Table3.3" style:family="table-row">
      <style:table-row-properties style:min-row-height="0.8854in" fo:keep-together="auto"/>
    </style:style>
    <style:style style:name="Table3.A3" style:family="table-cell">
      <style:table-cell-properties fo:padding="0.0597in" fo:border-left="0.15pt solid #808000" fo:border-right="none" fo:border-top="none" fo:border-bottom="0.15pt solid #808000"/>
    </style:style>
    <style:style style:name="Table3.B3" style:family="table-cell">
      <style:table-cell-properties fo:padding="0.0597in" fo:border-left="0.15pt solid #808000" fo:border-right="0.15pt solid #808000" fo:border-top="none" fo:border-bottom="0.15pt solid #808000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5" style:family="paragraph" style:parent-style-name="Standard" style:list-style-name="L2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8" style:family="paragraph" style:parent-style-name="Standard" style:list-style-name="L6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 style:list-style-name="L7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 style:list-style-name="L8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 style:list-style-name="L9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 style:list-style-name="L10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 style:list-style-name="L11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Standard" style:list-style-name="L12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 style:list-style-name="L13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Rules Languages</text:p>
          </table:table-cell>
          <table:table-cell table:style-name="Table1.B1" office:value-type="string">
            <text:p text:style-name="P1">Classification</text:p>
          </table:table-cell>
        </table:table-row>
        <table:table-row table:style-name="Table1.2">
          <table:table-cell table:style-name="Table1.A2" office:value-type="string">
            <text:p text:style-name="P4"><text:span text:style-name="T1">Language XChange</text:span><text:line-break/><text:span text:style-name="T2">Francois Bry, Paula-Lavinia Patranjan</text:span></text:p>
          </table:table-cell>
          <table:table-cell table:style-name="Table1.B2" office:value-type="string">
            <text:list xml:id="list1942598539" text:style-name="L3">
              <text:list-item>
                <text:p text:style-name="P6">EU &amp; Swiss project</text:p>
              </text:list-item>
              <text:list-item>
                <text:p text:style-name="P6">Paradigm</text:p>
              </text:list-item>
              <text:list-item>
                <text:p text:style-name="P6">Event-driven reactivity</text:p>
              </text:list-item>
              <text:list-item>
                <text:p text:style-name="P6">Influences into all other research in the field of web reactivity</text:p>
              </text:list-item>
              <text:list-item>
                <text:p text:style-name="P6">Discontinued since 2008</text:p>
              </text:list-item>
            </text:list>
          </table:table-cell>
        </table:table-row>
        <table:table-row table:style-name="Table1.2">
          <table:table-cell table:style-name="Table1.A3" office:value-type="string">
            <text:p text:style-name="P4"><text:span text:style-name="T1">JSON Rules</text:span><text:line-break/><text:span text:style-name="T2">Adrian Giurca, Emilian Pascalau</text:span></text:p>
          </table:table-cell>
          <table:table-cell table:style-name="Table1.B3" office:value-type="string">
            <text:list xml:id="list509506777" text:style-name="L2">
              <text:list-item>
                <text:p text:style-name="P5">JSON based rule language</text:p>
              </text:list-item>
              <text:list-item>
                <text:p text:style-name="P5">(DOM-) Event-based reactivity</text:p>
              </text:list-item>
              <text:list-item>
                <text:p text:style-name="P5">Discontinued since 2009</text:p>
              </text:list-item>
            </text:list>
          </table:table-cell>
        </table:table-row>
        <table:table-row table:style-name="Table1.2">
          <table:table-cell table:style-name="Table1.A4" office:value-type="string">
            <text:p text:style-name="P4"><text:span text:style-name="T1">RuleML</text:span><text:line-break/><text:span text:style-name="T2">Harold Boley, Adrian Paschke</text:span></text:p>
          </table:table-cell>
          <table:table-cell table:style-name="Table1.B4" office:value-type="string">
            <text:list xml:id="list1155423010" text:style-name="L5">
              <text:list-item>
                <text:p text:style-name="P7">XML based rule language</text:p>
              </text:list-item>
              <text:list-item>
                <text:p text:style-name="P7">Event-driven reactivity</text:p>
              </text:list-item>
              <text:list-item>
                <text:p text:style-name="P7">“Cloud Application Access”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ules Engines</text:p>
          </table:table-cell>
          <table:table-cell table:style-name="Table2.B1" office:value-type="string">
            <text:p text:style-name="P1">Classification</text:p>
          </table:table-cell>
        </table:table-row>
        <table:table-row table:style-name="Table2.2">
          <table:table-cell table:style-name="Table2.A2" office:value-type="string">
            <text:p text:style-name="P4"><text:span text:style-name="T1">OO jDrew</text:span><text:line-break/><text:span text:style-name="T2">Marcel Ball, Harold Boley, David Hirtle, Jing Mei, Bruce Spencer</text:span></text:p>
          </table:table-cell>
          <table:table-cell table:style-name="Table2.B2" office:value-type="string">
            <text:list xml:id="list2138381871" text:style-name="L13">
              <text:list-item>
                <text:p text:style-name="P15">Java-based reference implementation of RuleML</text:p>
              </text:list-item>
              <text:list-item>
                <text:p text:style-name="P15">Event-driven reactivity</text:p>
              </text:list-item>
              <text:list-item>
                <text:p text:style-name="P15">Very slow development</text:p>
              </text:list-item>
            </text:list>
          </table:table-cell>
        </table:table-row>
        <table:table-row table:style-name="Table2.2">
          <table:table-cell table:style-name="Table2.A3" office:value-type="string">
            <text:p text:style-name="P4"><text:span text:style-name="T1">Prova</text:span><text:line-break/><text:span text:style-name="T2">Kozlenkov, Paschke</text:span></text:p>
          </table:table-cell>
          <table:table-cell table:style-name="Table2.B3" office:value-type="string">
            <text:list xml:id="list1251380533" text:style-name="L12">
              <text:list-item>
                <text:p text:style-name="P14">Java-based rules engine</text:p>
              </text:list-item>
              <text:list-item>
                <text:p text:style-name="P14">Rules Language represented through POJO's</text:p>
              </text:list-item>
              <text:list-item>
                <text:p text:style-name="P14">Event-driven reactivity</text:p>
              </text:list-item>
              <text:list-item>
                <text:p text:style-name="P14">Cloud Application Access through java</text:p>
              </text:list-item>
              <text:list-item>
                <text:p text:style-name="P14">Maybe discontinued since early 2013</text:p>
              </text:list-item>
            </text:list>
          </table:table-cell>
        </table:table-row>
        <table:table-row table:style-name="Table2.2">
          <table:table-cell table:style-name="Table2.A4" office:value-type="string">
            <text:p text:style-name="P4"><text:span text:style-name="T1">Kinetic</text:span><text:line-break/><text:span text:style-name="T2">Phil J.Windley</text:span><text:line-break/><text:line-break/></text:p>
          </table:table-cell>
          <table:table-cell table:style-name="Table2.B4" office:value-type="string">
            <text:list xml:id="list260791421" text:style-name="L11">
              <text:list-item>
                <text:p text:style-name="P13">Perl based rules engine</text:p>
              </text:list-item>
              <text:list-item>
                <text:p text:style-name="P13">Kinetic Rules Language (KRL)</text:p>
              </text:list-item>
              <text:list-item>
                <text:p text:style-name="P13">Event-driven reactivity</text:p>
              </text:list-item>
              <text:list-item>
                <text:p text:style-name="P13">Cloud Application Access built into KRL</text:p>
              </text:list-item>
            </text:list>
          </table:table-cell>
        </table:table-row>
        <table:table-row table:style-name="Table2.2">
          <table:table-cell table:style-name="Table2.A5" office:value-type="string">
            <text:p text:style-name="P2">Esper</text:p>
          </table:table-cell>
          <table:table-cell table:style-name="Table2.B5" office:value-type="string">
            <text:list xml:id="list581445845" text:style-name="L10">
              <text:list-item>
                <text:p text:style-name="P12">Java based rules engine</text:p>
              </text:list-item>
              <text:list-item>
                <text:p text:style-name="P12">Event Processing Language (EPL)</text:p>
              </text:list-item>
              <text:list-item>
                <text:p text:style-name="P12">Event-driven reactivity</text:p>
              </text:list-item>
              <text:list-item>
                <text:p text:style-name="P12">Cloud Application Access through Java</text:p>
              </text:list-item>
              <text:list-item>
                <text:p text:style-name="P12">CEP and event streams</text:p>
              </text:list-item>
            </text:list>
          </table:table-cell>
        </table:table-row>
        <table:table-row table:style-name="Table2.2">
          <table:table-cell table:style-name="Table2.A6" office:value-type="string">
            <text:p text:style-name="P4"><text:span text:style-name="T1">Drools Fusion</text:span><text:line-break/><text:span text:style-name="T2">jBoss</text:span></text:p>
          </table:table-cell>
          <table:table-cell table:style-name="Table2.B6" office:value-type="string">
            <text:list xml:id="list1070471641" text:style-name="L9">
              <text:list-item>
                <text:p text:style-name="P11">JBoss platform</text:p>
              </text:list-item>
              <text:list-item>
                <text:p text:style-name="P11">Drools Rule Language (DRL)</text:p>
              </text:list-item>
              <text:list-item>
                <text:p text:style-name="P11">Event-driven reactivity</text:p>
              </text:list-item>
              <text:list-item>
                <text:p text:style-name="P11">Cloud Application Access through Java</text:p>
              </text:list-item>
            </text:list>
          </table:table-cell>
        </table:table-row>
        <table:table-row table:style-name="Table2.2">
          <table:table-cell table:style-name="Table2.A7" office:value-type="string">
            <text:p text:style-name="P4"><text:span text:style-name="T1">Rule Responder</text:span><text:line-break/><text:span text:style-name="T2">Adrian Paschke, Harold Boley</text:span><text:line-break/></text:p>
          </table:table-cell>
          <table:table-cell table:style-name="Table2.B7" office:value-type="string">
            <text:list xml:id="list2099263030" text:style-name="L8">
              <text:list-item>
                <text:p text:style-name="P10">Java-based distributed rule engine, on top of ESB</text:p>
              </text:list-item>
              <text:list-item>
                <text:p text:style-name="P10">Event-driven reactivity</text:p>
              </text:list-item>
              <text:list-item>
                <text:p text:style-name="P10">Cloud Application Access through Java</text:p>
              </text:list-item>
              <text:list-item>
                <text:p text:style-name="P10">“Mashups”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Mashups</text:p>
          </table:table-cell>
          <table:table-cell table:style-name="Table3.B1" office:value-type="string">
            <text:p text:style-name="P2">Classification</text:p>
          </table:table-cell>
        </table:table-row>
        <table:table-row table:style-name="Table3.2">
          <table:table-cell table:style-name="Table3.A2" office:value-type="string">
            <text:p text:style-name="P4"><text:span text:style-name="T1">useKit</text:span><text:line-break/><text:span text:style-name="T2">Sven Rizzotti, Helmar Burkhart</text:span></text:p>
          </table:table-cell>
          <table:table-cell table:style-name="Table3.B2" office:value-type="string">
            <text:list xml:id="list598096419" text:style-name="L7">
              <text:list-item>
                <text:p text:style-name="P9">Mashups</text:p>
              </text:list-item>
              <text:list-item>
                <text:p text:style-name="P9">Cloud Applications Access</text:p>
              </text:list-item>
              <text:list-item>
                <text:p text:style-name="P9">User-friendly</text:p>
              </text:list-item>
            </text:list>
          </table:table-cell>
        </table:table-row>
        <table:table-row table:style-name="Table3.3">
          <table:table-cell table:style-name="Table3.A3" office:value-type="string">
            <text:p text:style-name="P4"><text:span text:style-name="T1">DashMash</text:span><text:line-break/><text:span text:style-name="T2">Cappiello. Matera, Picozzi, Sprega, Barbagallo, Francalanci</text:span></text:p>
          </table:table-cell>
          <table:table-cell table:style-name="Table3.B3" office:value-type="string">
            <text:list xml:id="list1530112313" text:style-name="L6">
              <text:list-item>
                <text:p text:style-name="P8">Web based platform</text:p>
              </text:list-item>
              <text:list-item>
                <text:p text:style-name="P8">Mashups</text:p>
              </text:list-item>
              <text:list-item>
                <text:p text:style-name="P8">User-friendly</text:p>
              </text:list-item>
              <text:list-item>
                <text:p text:style-name="P8">Cloud Application Access only over DOM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" svg:font-family="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3:16:45</meta:creation-date>
    <dc:date>2013-07-30T17:19:40</dc:date>
    <meta:editing-duration>PT3H16M28S</meta:editing-duration>
    <meta:editing-cycles>3</meta:editing-cycles>
    <meta:generator>LibreOffice/3.5$Linux_x86 LibreOffice_project/350m1$Build-2</meta:generator>
    <meta:document-statistic meta:table-count="3" meta:image-count="0" meta:object-count="0" meta:page-count="2" meta:paragraph-count="60" meta:word-count="220" meta:character-count="1627" meta:non-whitespace-character-count="1469"/>
  </office:meta>
</office:document-meta>
</file>